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F" svg:font-family="" style:font-family-generic="roman"/>
    <style:font-face style:name="Inter" svg:font-family="Inter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3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236in"/>
    </style:style>
    <style:style style:name="co5" style:family="table-column">
      <style:table-column-properties fo:break-before="auto" style:column-width="3.4744in"/>
    </style:style>
    <style:style style:name="co6" style:family="table-column">
      <style:table-column-properties fo:break-before="auto" style:column-width="1.070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5091in" fo:break-before="auto" style:use-optimal-row-height="true"/>
    </style:style>
    <style:style style:name="ro4" style:family="table-row">
      <style:table-row-properties style:row-height="0.2047in" fo:break-before="auto" style:use-optimal-row-height="true"/>
    </style:style>
    <style:style style:name="ro5" style:family="table-row">
      <style:table-row-properties style:row-height="0.211in" fo:break-before="auto" style:use-optimal-row-height="true"/>
    </style:style>
    <style:style style:name="ro6" style:family="table-row">
      <style:table-row-properties style:row-height="0.3571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9" style:family="table-cell" style:parent-style-name="Default">
      <style:table-cell-properties fo:padding="0.028in"/>
    </style:style>
    <style:style style:name="ce2" style:family="table-cell" style:parent-style-name="Default" style:data-style-name="N38">
      <style:table-cell-properties fo:padding="0.028in"/>
      <style:text-properties fo:font-weight="bold" style:font-weight-asian="bold" style:font-weight-complex="bold"/>
    </style:style>
    <style:style style:name="ce4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15" style:family="table-cell" style:parent-style-name="Default">
      <style:table-cell-properties fo:padding="0.028in"/>
    </style:style>
    <style:style style:name="ce7" style:family="table-cell" style:parent-style-name="Default">
      <style:table-cell-properties fo:padding="0.028in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6" style:family="table-cell" style:parent-style-name="Default">
      <style:table-cell-properties fo:padding="0.028in"/>
      <style:text-properties style:font-name="Arial" style:font-name-asian="Arial Unicode MS" style:font-name-complex="Arial Unicode MS"/>
    </style:style>
    <style:style style:name="ce16" style:family="table-cell" style:parent-style-name="Default">
      <style:text-properties fo:color="#aeb0b7" style:text-outline="false" style:text-line-through-style="none" style:text-line-through-type="none" style:font-name="In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nter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padding="0.028in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padding="0.028in"/>
      <style:paragraph-properties fo:text-align="start" fo:margin-left="0in"/>
    </style:style>
    <style:style style:name="ce33" style:family="table-cell" style:parent-style-name="Default">
      <style:table-cell-properties fo:padding="0.028in"/>
      <style:map style:condition="is-true-formula([.$Z2]=&quot;Ссылка&quot;)" style:apply-style-name="Безымянный5" style:base-cell-address="TP.A2"/>
    </style:style>
    <style:style style:name="ce28" style:family="table-cell" style:parent-style-name="Default">
      <style:text-properties style:text-outline="false" style:text-line-through-style="none" style:text-line-through-type="none" style:font-name="JetBrains Mono" fo:font-size="9pt" fo:language="none" fo:country="none" fo:text-shadow="none" style:text-underline-style="none" fo:font-weight="normal" style:text-underline-mode="continuous" style:text-overline-mode="continuous" style:text-line-through-mode="continuous" style:font-name-asian="JetBrains Mono" style:font-size-asian="9pt" style:language-asian="none" style:country-asian="none" style:font-weight-asian="normal" style:font-size-complex="9pt" style:language-complex="none" style:country-complex="none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19" style:family="table-cell" style:parent-style-name="Default">
      <style:table-cell-properties fo:padding="0.028in"/>
      <style:map style:condition="is-true-formula([.$Z9]=&quot;Ссылка&quot;)" style:apply-style-name="Безымянный5" style:base-cell-address="'push stops'.B9"/>
    </style:style>
    <style:style style:name="ce23" style:family="table-cell" style:parent-style-name="Default">
      <style:text-properties style:text-outline="false" style:text-line-through-style="none" style:text-line-through-type="none" style:font-name="JetBrains Mono" fo:font-size="9pt" fo:language="en" fo:country="US" fo:text-shadow="none" style:text-underline-style="none" fo:font-weight="normal" style:text-underline-mode="continuous" style:text-overline-mode="continuous" style:text-line-through-mode="continuous" style:font-name-asian="JetBrains Mono" style:font-size-asian="9pt" style:language-asian="en" style:country-asian="US" style:font-weight-asian="normal" style:font-size-complex="5.09999990463257pt" style:language-complex="en" style:country-complex="US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text-outline="false" style:text-line-through-style="none" style:text-line-through-type="none" style:font-name="JetBrains Mono" fo:font-size="9pt" fo:language="none" fo:country="none" fo:text-shadow="none" style:text-underline-style="none" fo:font-weight="normal" style:text-underline-mode="continuous" style:text-overline-mode="continuous" style:text-line-through-mode="continuous" style:font-name-asian="JetBrains Mono" style:font-size-asian="9pt" style:language-asian="none" style:country-asian="none" style:font-weight-asian="normal" style:font-size-complex="9pt" style:language-complex="none" style:country-complex="none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color="#6d6d6d" style:text-outline="false" style:text-line-through-style="none" style:text-line-through-type="none" style:font-name="JetBrai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padding="0.028in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26" style:family="table-cell" style:parent-style-name="Default">
      <style:text-properties fo:color="#aeb0b7" style:text-outline="false" style:text-line-through-style="none" style:text-line-through-type="none" style:font-name="In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nter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6d6d6d" style:font-name="JetBrains Mono" fo:font-size="9pt" fo:font-weight="normal" fo:font-style="normal" style:font-name-asian="JetBrains Mono" style:font-name-complex="JetBrains Mono" style:font-size-asian="9pt" style:font-size-complex="9pt" style:font-weight-asian="normal" style:font-weight-complex="normal" style:font-style-asian="normal" style:font-style-complex="normal"/>
    </style:style>
    <style:style style:name="T2" style:family="text">
      <style:text-properties style:font-name="JetBrains Mono" fo:font-size="9pt" fo:font-weight="normal" style:font-name-asian="JetBrains Mono" style:font-name-complex="JetBrains Mono" style:font-size-asian="9pt" style:font-size-complex="9pt" style:font-weight-asian="normal" style:font-weight-complex="normal" fo:color="#98b61c" fo:font-style="italic" style:font-style-asian="italic" style:font-style-complex="italic"/>
    </style:style>
    <style:style style:name="T3" style:family="text">
      <style:text-properties fo:color="#6d6d6d" style:font-name="JetBrains Mono" fo:font-size="9pt" fo:font-weight="normal" fo:font-style="normal" style:font-name-asian="JetBrains Mono" style:font-name-complex="JetBrains Mono" style:font-size-asian="9pt" style:font-size-complex="5.09999990463257pt" style:font-weight-asian="normal" style:font-weight-complex="normal" style:font-style-asian="normal" style:font-style-complex="normal"/>
    </style:style>
    <style:style style:name="T4" style:family="text">
      <style:text-properties style:font-name="JetBrains Mono" fo:font-size="9pt" fo:font-weight="normal" style:font-name-asian="JetBrains Mono" style:font-name-complex="JetBrains Mono" style:font-size-asian="9pt" style:font-size-complex="5.09999990463257pt" style:font-weight-asian="normal" style:font-weight-complex="normal" fo:color="#98b61c" fo:font-style="italic" style:font-style-asian="italic" style:font-style-complex="italic"/>
    </style:style>
    <style:style style:name="T5" style:family="text">
      <style:text-properties style:font-name="JetBrains Mono" fo:font-size="9pt" fo:font-weight="normal" fo:font-style="normal" style:font-name-asian="JetBrains Mono" style:font-name-complex="JetBrains Mono" style:font-size-asian="9pt" style:font-size-complex="5.09999990463257pt" style:font-weight-asian="normal" style:font-weight-complex="normal" style:font-style-asian="normal" style:font-style-complex="normal" fo:color="#85609a"/>
    </style:style>
    <style:style style:name="T6" style:family="text">
      <style:text-properties style:font-name="JetBrains Mono" fo:font-size="9pt" fo:font-weight="normal" fo:font-style="normal" style:font-name-asian="JetBrains Mono" style:font-name-complex="JetBrains Mono" style:font-size-asian="9pt" style:font-size-complex="5.09999990463257pt" style:font-weight-asian="normal" style:font-weight-complex="normal" style:font-style-asian="normal" style:font-style-complex="normal" fo:color="#99a8ba"/>
    </style:style>
    <style:style style:name="T7" style:family="text">
      <style:text-properties style:font-name="JetBrains Mono" fo:font-size="9pt" fo:font-weight="normal" style:font-name-asian="JetBrains Mono" style:font-name-complex="JetBrains Mono" style:font-size-asian="9pt" style:font-size-complex="5.09999990463257pt" style:font-weight-asian="normal" style:font-weight-complex="normal" fo:color="#85609a" fo:font-style="italic" style:font-style-asian="italic" style:font-style-complex="italic"/>
    </style:style>
    <style:style style:name="T8" style:family="text">
      <style:text-properties style:font-name="JetBrains Mono" fo:font-size="9pt" fo:font-weight="normal" style:font-name-asian="JetBrains Mono" style:font-name-complex="JetBrains Mono" style:font-size-asian="9pt" style:font-size-complex="5.09999990463257pt" style:font-weight-asian="normal" style:font-weight-complex="normal" fo:color="#bf6426" fo:font-style="normal" style:font-style-asian="normal" style:font-style-complex="normal"/>
    </style:style>
    <style:style style:name="T9" style:family="text">
      <style:text-properties style:font-name="JetBrains Mono" fo:font-size="9pt" fo:font-weight="normal" style:font-name-asian="JetBrains Mono" style:font-name-complex="JetBrains Mono" style:font-size-asian="9pt" style:font-size-complex="5.09999990463257pt" style:font-weight-asian="normal" style:font-weight-complex="normal" fo:font-style="normal" style:font-style-asian="normal" style:font-style-complex="normal" fo:color="#85609a"/>
    </style:style>
    <style:style style:name="T10" style:family="text">
      <style:text-properties style:font-name="JetBrains Mono" fo:font-size="9pt" fo:font-weight="normal" style:font-name-asian="JetBrains Mono" style:font-name-complex="JetBrains Mono" style:font-size-asian="9pt" style:font-size-complex="5.09999990463257pt" style:font-weight-asian="normal" style:font-weight-complex="normal" fo:font-style="normal" style:font-style-asian="normal" style:font-style-complex="normal" fo:color="#99a8ba"/>
    </style:style>
    <style:style style:name="T11" style:family="text">
      <style:text-properties style:font-name="JetBrains Mono" fo:font-size="9pt" fo:font-weight="normal" style:font-name-asian="JetBrains Mono" style:font-name-complex="JetBrains Mono" style:font-size-asian="9pt" style:font-size-complex="5.09999990463257pt" style:font-weight-asian="normal" style:font-weight-complex="normal" fo:font-style="normal" style:font-style-asian="normal" style:font-style-complex="normal" fo:color="#bf6426"/>
    </style:style>
  </office:automatic-styles>
  <office:body>
    <office:spreadsheet>
      <table:table table:name="diary" table:style-name="ta1" table:print="false">
        <table:table-column table:style-name="co1" table:default-cell-style-name="ce9"/>
        <table:table-column table:style-name="co2" table:number-columns-repeated="1023" table:default-cell-style-name="ce9"/>
        <table:table-row table:style-name="ro1">
          <table:table-cell table:number-columns-repeated="1024"/>
        </table:table-row>
        <table:table-row table:style-name="ro1">
          <table:table-cell table:style-name="ce2" office:value-type="date" office:date-value="2025-08-23" calcext:value-type="date">
            <text:p>Saturday, August 23, 2025</text:p>
          </table:table-cell>
          <table:table-cell table:number-columns-repeated="1023"/>
        </table:table-row>
        <table:table-row table:style-name="ro1">
          <table:table-cell table:style-name="ce2"/>
          <table:table-cell office:value-type="string" calcext:value-type="string">
            <text:p>Сегодня движ начался в 01:00 utc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<text:s/>= мб дожидаться?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calcext:value-type="string">
            <text:p>надо разресёрчить что там с KillSwitch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date" office:date-value="2025-08-24" calcext:value-type="date">
            <text:p>Sunday, August 24, 2025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Сегодня как будто был движ в 11:50 utc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По итогу дотянули eth до 496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И дампнули в ~ 19:30 ut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Плюс закололи битком вниз и вернули немного наверх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pl" table:style-name="ta1" table:print="false">
        <table:table-column table:style-name="co2" table:number-columns-repeated="1024" table:default-cell-style-name="ce9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ew" table:style-name="ta1" table:print="false">
        <table:table-column table:style-name="co2" table:number-columns-repeated="1024" table:default-cell-style-name="ce9"/>
        <table:table-row table:style-name="ro1">
          <table:table-cell office:value-type="string" calcext:value-type="string">
            <text:p>19.08.25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AUTOopen (to average true im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%/ATH !!!!!!!!!!! hot !!!!!!!!!!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view open with buyGrid (by default some volume to profit sid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utput change also in terminal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23.08" calcext:value-type="float">
            <text:p>23.08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buyGrid on ope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ders double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pen: nearest ath – second condition</text:p>
            <text:p>          It has no sense to open near the bottom</text:p>
            <text:p>          Or near (some percent) from nearest right pullback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 out if SMC works for shitcoi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ry agg orders</text:p>
          </table:table-cell>
          <table:table-cell table:number-columns-repeated="1022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urrent" table:style-name="ta1" table:print="false">
        <table:table-column table:style-name="co4" table:default-cell-style-name="ce15"/>
        <table:table-column table:style-name="co2" table:number-columns-repeated="2" table:default-cell-style-name="ce15"/>
        <table:table-column table:style-name="co5" table:default-cell-style-name="ce15"/>
        <table:table-column table:style-name="co2" table:number-columns-repeated="21" table:default-cell-style-name="ce15"/>
        <table:table-column table:style-name="co6" table:default-cell-style-name="ce15"/>
        <table:table-column table:style-name="co2" table:number-columns-repeated="998" table:default-cell-style-name="ce15"/>
        <table:table-row table:style-name="ro4">
          <table:table-cell office:value-type="string" calcext:value-type="string">
            <text:p>Mb 22?</text:p>
          </table:table-cell>
          <table:table-cell table:number-columns-repeated="25"/>
          <table:table-cell table:formula="of:=IF(ISNUMBER(SEARCH(&quot;$&quot;; FORMULA([.B1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2]))); &quot;Ссылка&quot;; &quot;&quot;)">
            <text:p/>
          </table:table-cell>
          <table:table-cell table:number-columns-repeated="997"/>
        </table:table-row>
        <table:table-row table:style-name="ro1">
          <table:table-cell office:value-type="string" calcext:value-type="string">
            <text:p>завести это на testn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ыложить это в се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помнить AI, которое запилит видео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a xlink:href="#$TP.$A$6" xlink:type="simple">@todo | lockInProfit | not only active. executed too?</text:a>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<text:a xlink:href="#$screener.$A$2" xlink:type="simple">только ли priceChange’м единым?</text:a></text:p>
          </table:table-cell>
          <table:table-cell table:number-columns-repeated="1023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#autoOpen</text:p>
          </table:table-cell>
          <table:table-cell table:number-columns-repeated="1023"/>
        </table:table-row>
        <table:table-row table:style-name="ro1">
          <table:table-cell table:style-name="ce17"/>
          <table:table-cell table:style-name="ce4" office:value-type="string" calcext:value-type="string">
            <text:p><text:a xlink:href="#$openPosition.$A$15" xlink:type="simple">закрывать другие позиции если InsufficientContractBalance</text:a></text:p>
          </table:table-cell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<text:a xlink:href="#$openPosition.$A$8" xlink:type="simple">@todo | autoOpen | check buyOrders volume</text:a></text:p>
          </table:table-cell>
          <table:table-cell table:number-columns-repeated="1022"/>
        </table:table-row>
        <table:table-row table:style-name="ro1">
          <table:table-cell table:style-name="ce6"/>
          <table:table-cell table:style-name="ce6" office:value-type="string" calcext:value-type="string">
            <text:p><text:a xlink:href="#$TP.$B$4" xlink:type="simple">на обратном движении тоже (например пропорционально significantPriceChange.oneDay)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5">
          <table:table-cell table:style-name="ce16" office:value-type="string" calcext:value-type="string">
            <text:p><text:a xlink:href="#$trading.$A$2" xlink:type="simple">CoverLossesAfterCloseByMarketConsumerDraft</text:a></text:p>
          </table:table-cell>
          <table:table-cell table:number-columns-repeated="25"/>
          <table:table-cell table:formula="of:=IF(ISNUMBER(SEARCH(&quot;$&quot;; FORMULA([.B18]))); &quot;Ссылка&quot;; &quot;&quot;)">
            <text:p/>
          </table:table-cell>
          <table:table-cell table:number-columns-repeated="997"/>
        </table:table-row>
        <table:table-row table:style-name="ro4">
          <table:table-cell office:value-type="string" calcext:value-type="string">
            <text:p><text:a xlink:href="#$new.$B$11" xlink:type="simple">buyGrid on open</text:a></text:p>
          </table:table-cell>
          <table:table-cell table:number-columns-repeated="25"/>
          <table:table-cell table:formula="of:=IF(ISNUMBER(SEARCH(&quot;$&quot;; FORMULA([.B19]))); &quot;Ссылка&quot;; &quot;&quot;)">
            <text:p/>
          </table:table-cell>
          <table:table-cell table:number-columns-repeated="997"/>
        </table:table-row>
        <table:table-row table:style-name="ro4">
          <table:table-cell office:value-type="string" calcext:value-type="string">
            <text:p><text:a xlink:href="#$'alarm | watch'.$B$13" xlink:type="simple">SymbolFIlter? Near ATH</text:a></text:p>
          </table:table-cell>
          <table:table-cell table:number-columns-repeated="25"/>
          <table:table-cell table:formula="of:=IF(ISNUMBER(SEARCH(&quot;$&quot;; FORMULA([.B20]))); &quot;Ссылка&quot;; &quot;&quot;)">
            <text:p/>
          </table:table-cell>
          <table:table-cell table:number-columns-repeated="997"/>
        </table:table-row>
        <table:table-row table:style-name="ro4">
          <table:table-cell table:style-name="ce10" office:value-type="string" calcext:value-type="string">
            <text:p><text:a xlink:href="#$stops.$B$8" xlink:type="simple">возможно TradingStyle::Cautious также должен отключать и forceBuy</text:a></text:p>
          </table:table-cell>
          <table:table-cell table:number-columns-repeated="25"/>
          <table:table-cell table:formula="of:=IF(ISNUMBER(SEARCH(&quot;$&quot;; FORMULA([.B21]))); &quot;Ссылка&quot;; &quot;&quot;)">
            <text:p/>
          </table:table-cell>
          <table:table-cell table:number-columns-repeated="997"/>
        </table:table-row>
        <table:table-row table:style-name="ro4">
          <table:table-cell office:value-type="string" calcext:value-type="string">
            <text:p><text:a xlink:href="#$openPosition.$A$9" xlink:type="simple">Add TP when open position</text:a></text:p>
          </table:table-cell>
          <table:table-cell table:number-columns-repeated="25"/>
          <table:table-cell table:formula="of:=IF(ISNUMBER(SEARCH(&quot;$&quot;; FORMULA([.B22]))); &quot;Ссылка&quot;; &quot;&quot;)">
            <text:p/>
          </table:table-cell>
          <table:table-cell table:number-columns-repeated="997"/>
        </table:table-row>
        <table:table-row table:style-name="ro4">
          <table:table-cell office:value-type="string" calcext:value-type="string">
            <text:p><text:a xlink:href="#$'push stops'.$B$9" xlink:type="simple">also push fixations as cond when became actual (some dst from ta)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<text:a xlink:href="#$other.$A$2" xlink:type="simple">@todo | ordersCache</text:a>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 office:value-type="string" calcext:value-type="string">
            <text:p>add context for stop length and try to add to grid</text:p>
          </table:table-cell>
          <table:table-cell table:number-columns-repeated="25"/>
          <table:table-cell table:formula="of:=IF(ISNUMBER(SEARCH(&quot;$&quot;; FORMULA([.B30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31]))); &quot;Ссылка&quot;; &quot;&quot;)">
            <text:p/>
          </table:table-cell>
          <table:table-cell table:number-columns-repeated="997"/>
        </table:table-row>
        <table:table-row table:style-name="ro1">
          <table:table-cell office:value-type="string" calcext:value-type="string">
            <text:p>check breakeven</text:p>
          </table:table-cell>
          <table:table-cell table:number-columns-repeated="25"/>
          <table:table-cell table:formula="of:=IF(ISNUMBER(SEARCH(&quot;$&quot;; FORMULA([.B32]))); &quot;Ссылка&quot;; &quot;&quot;)">
            <text:p/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hedule</text:p>
          </table:table-cell>
          <table:table-cell table:number-columns-repeated="25"/>
          <table:table-cell table:formula="of:=IF(ISNUMBER(SEARCH(&quot;$&quot;; FORMULA([.B33]))); &quot;Ссылка&quot;; &quot;&quot;)">
            <text:p/>
          </table:table-cell>
          <table:table-cell table:number-columns-repeated="997"/>
        </table:table-row>
        <table:table-row table:style-name="ro4">
          <table:table-cell/>
          <table:table-cell office:value-type="string" calcext:value-type="string">
            <text:p>activ evety 5 min?</text:p>
          </table:table-cell>
          <table:table-cell table:number-columns-repeated="24"/>
          <table:table-cell table:formula="of:=IF(ISNUMBER(SEARCH(&quot;$&quot;; FORMULA([.B34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35]))); &quot;Ссылка&quot;; &quot;&quot;)">
            <text:p/>
          </table:table-cell>
          <table:table-cell table:number-columns-repeated="997"/>
        </table:table-row>
        <table:table-row table:style-name="ro4">
          <table:table-cell office:value-type="string" calcext:value-type="string">
            <text:p>strong stops def</text:p>
          </table:table-cell>
          <table:table-cell table:number-columns-repeated="2"/>
          <table:table-cell table:style-name="ce8"/>
          <table:table-cell table:number-columns-repeated="22"/>
          <table:table-cell table:formula="of:=IF(ISNUMBER(SEARCH(&quot;$&quot;; FORMULA([.B36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37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38]))); &quot;Ссылка&quot;; &quot;&quot;)">
            <text:p/>
          </table:table-cell>
          <table:table-cell table:number-columns-repeated="997"/>
        </table:table-row>
        <table:table-row table:style-name="ro4">
          <table:table-cell office:value-type="string" calcext:value-type="string">
            <text:p>position closed notification</text:p>
          </table:table-cell>
          <table:table-cell table:number-columns-repeated="25"/>
          <table:table-cell table:formula="of:=IF(ISNUMBER(SEARCH(&quot;$&quot;; FORMULA([.B39]))); &quot;Ссылка&quot;; &quot;&quot;)">
            <text:p/>
          </table:table-cell>
          <table:table-cell table:number-columns-repeated="997"/>
        </table:table-row>
        <table:table-row table:style-name="ro6">
          <table:table-cell office:value-type="string" calcext:value-type="string">
            <text:p>d</text:p>
            <text:p>Auto handler that applies if c.t changed for some percent</text:p>
          </table:table-cell>
          <table:table-cell table:number-columns-repeated="25"/>
          <table:table-cell table:formula="of:=IF(ISNUMBER(SEARCH(&quot;$&quot;; FORMULA([.B40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41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42]))); &quot;Ссылка&quot;; &quot;&quot;)">
            <text:p/>
          </table:table-cell>
          <table:table-cell table:number-columns-repeated="997"/>
        </table:table-row>
        <table:table-row table:style-name="ro1">
          <table:table-cell table:style-name="ce17"/>
          <table:table-cell table:number-columns-repeated="25"/>
          <table:table-cell table:formula="of:=IF(ISNUMBER(SEARCH(&quot;$&quot;; FORMULA([.B43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44]))); &quot;Ссылка&quot;; &quot;&quot;)">
            <text:p/>
          </table:table-cell>
          <table:table-cell table:number-columns-repeated="997"/>
        </table:table-row>
        <table:table-row table:style-name="ro1">
          <table:table-cell table:style-name="ce16"/>
          <table:table-cell table:number-columns-repeated="25"/>
          <table:table-cell table:formula="of:=IF(ISNUMBER(SEARCH(&quot;$&quot;; FORMULA([.B45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46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47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48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49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50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51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52]))); &quot;Ссылка&quot;; &quot;&quot;)">
            <text:p/>
          </table:table-cell>
          <table:table-cell table:number-columns-repeated="997"/>
        </table:table-row>
        <table:table-row table:style-name="ro1">
          <table:table-cell table:number-columns-repeated="26"/>
          <table:table-cell table:formula="of:=IF(ISNUMBER(SEARCH(&quot;$&quot;; FORMULA([.B53]))); &quot;Ссылка&quot;; &quot;&quot;)">
            <text:p/>
          </table:table-cell>
          <table:table-cell table:number-columns-repeated="997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table:number-columns-repeated="25"/>
          <table:table-cell table:formula="of:=IF(ISNUMBER(SEARCH(&quot;$&quot;; FORMULA([.A74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75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76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77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78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79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80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81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82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83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84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85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86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87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88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89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90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91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92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93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94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95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96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97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98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99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00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01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02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03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04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05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06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07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08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09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10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11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12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13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14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15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16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17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18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19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20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21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22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23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$&quot;; FORMULA([.A124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!&quot;; FORMULA([.A125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!&quot;; FORMULA([.A126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!&quot;; FORMULA([.A127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!&quot;; FORMULA([.A128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!&quot;; FORMULA([.A129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!&quot;; FORMULA([.A130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!&quot;; FORMULA([.A131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!&quot;; FORMULA([.A132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!&quot;; FORMULA([.A133]))); &quot;Ссылка&quot;; &quot;&quot;)">
            <text:p/>
          </table:table-cell>
          <table:table-cell table:number-columns-repeated="998"/>
        </table:table-row>
        <table:table-row table:style-name="ro1">
          <table:table-cell table:number-columns-repeated="25"/>
          <table:table-cell table:formula="of:=IF(ISNUMBER(SEARCH(&quot;!&quot;; FORMULA([.A134]))); &quot;Ссылка&quot;; &quot;&quot;)">
            <text:p/>
          </table:table-cell>
          <table:table-cell table:number-columns-repeated="998"/>
        </table:table-row>
        <table:table-row table:style-name="ro2" table:number-rows-repeated="10484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P" table:style-name="ta1" table:print="false">
        <table:table-column table:style-name="co2" table:number-columns-repeated="1024" table:default-cell-style-name="ce9"/>
        <table:table-row table:style-name="ro1">
          <table:table-cell table:number-columns-repeated="1024"/>
        </table:table-row>
        <table:table-row table:style-name="ro1">
          <table:table-cell table:style-name="ce33"/>
          <table:table-cell table:number-columns-repeated="1023"/>
        </table:table-row>
        <table:table-row table:style-name="ro1">
          <table:table-cell table:style-name="ce4" office:value-type="string" calcext:value-type="string">
            <text:p>LockInProfi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на обратном движении тоже (например пропорционально significantPriceChange.oneDay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28" office:value-type="string" calcext:value-type="string">
            <text:p><text:span text:style-name="T1">@</text:span><text:span text:style-name="T2">todo | lockInProfit | not only active. executed too?</text:span>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<text:span text:style-name="T1">@</text:span><text:span text:style-name="T2">todo | lockInProfit | ability to specify price from which make grid</text:span>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<text:span text:style-name="T1">@</text:span><text:span text:style-name="T2">todo | lockInProfit | stops must be placed near position side</text:span></text:p>
          </table:table-cell>
          <table:table-cell table:number-columns-repeated="1023"/>
        </table:table-row>
        <table:table-row table:style-name="ro2" table:number-rows-repeated="1048566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TP.A2:TP.A2">
            <calcext:condition calcext:apply-style-name="Безымянный5" calcext:value="formula-is([.$Z2]=&quot;Ссылка&quot;)" calcext:base-cell-address="TP.A2"/>
          </calcext:conditional-format>
        </calcext:conditional-formats>
      </table:table>
      <table:table table:name="push stops" table:style-name="ta1" table:print="false">
        <table:table-column table:style-name="co2" table:number-columns-repeated="1024" table:default-cell-style-name="ce9"/>
        <table:table-row table:style-name="ro1">
          <table:table-cell table:style-name="ce14" office:value-type="string" calcext:value-type="string">
            <text:p>PushAllMainPositionsStopsHandle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нужно ускорить его работу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сейчас он запускает push по всем позициям, хотя по некоторым НЕТ НЕОБХОДИМОСТИ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это увеличивает время обработки команды, а итогда это КРИТИЧНО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ushStops</text:p>
          </table:table-cell>
          <table:table-cell table:number-columns-repeated="1023"/>
        </table:table-row>
        <table:table-row table:style-name="ro4">
          <table:table-cell/>
          <table:table-cell table:style-name="ce19" office:value-type="string" calcext:value-type="string">
            <text:p>also push fixations as cond when became actual (some dst from ta)</text:p>
          </table:table-cell>
          <table:table-cell table:number-columns-repeated="1022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push stops'.B9:'push stops'.B9">
            <calcext:condition calcext:apply-style-name="Безымянный5" calcext:value="formula-is([.$Z9]=&quot;Ссылка&quot;)" calcext:base-cell-address="'push stops'.B9"/>
          </calcext:conditional-format>
        </calcext:conditional-formats>
      </table:table>
      <table:table table:name="alarm | watch" table:style-name="ta1" table:print="false">
        <table:table-column table:style-name="co2" table:number-columns-repeated="1024" table:default-cell-style-name="ce9"/>
        <table:table-row table:style-name="ro1">
          <table:table-cell table:style-name="ce4" office:value-type="string" calcext:value-type="string">
            <text:p>CheckPassedLiquidationDistanceHandler</text:p>
          </table:table-cell>
          <table:table-cell table:number-columns-repeated="1023"/>
        </table:table-row>
        <table:table-row table:style-name="ro1">
          <table:table-cell/>
          <table:table-cell table:style-name="ce23" office:value-type="string" calcext:value-type="string">
            <text:p><text:span text:style-name="T3">@</text:span><text:span text:style-name="T4">todo | CheckPassedLiquidationDistanceHandler | handle case when liquidation placed before entry</text:span>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4" office:value-type="string" calcext:value-type="string">
            <text:p>CheckOpenedPositionsStopsJo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heck that some position part is under stop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d check that `additionalStopFromLiquidationHandler` exists if there is no manual stops between ticker and liquidationPric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heckSignificantPriceChange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ymbolFIlter? Near ATH</text:p>
          </table:table-cell>
          <table:table-cell table:number-columns-repeated="1022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y" table:style-name="ta1" table:print="false">
        <table:table-column table:style-name="co2" table:number-columns-repeated="1024" table:default-cell-style-name="ce9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penPosition" table:style-name="ta1" table:print="false">
        <table:table-column table:style-name="co2" table:number-columns-repeated="1024" table:default-cell-style-name="ce9"/>
        <table:table-row table:style-name="ro1">
          <table:table-cell table:number-columns-repeated="8"/>
          <table:table-cell office:value-type="string" calcext:value-type="string">
            <text:p>критерии</text:p>
          </table:table-cell>
          <table:table-cell table:number-columns-repeated="1015"/>
        </table:table-row>
        <table:table-row table:style-name="ro1">
          <table:table-cell table:formula="of:=[$new.$B$11]" office:value-type="string" office:string-value="buyGrid on open" calcext:value-type="string">
            <text:p>buyGrid on open</text:p>
          </table:table-cell>
          <table:table-cell table:number-columns-repeated="8"/>
          <table:table-cell office:value-type="string" calcext:value-type="string">
            <text:p>можно использовать сильно превышение markPrice над indexPr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unding? Ещё раз уточнить у нейронки как оно может коррелировать на шитках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eck total loss</text:p>
          </table:table-cell>
          <table:table-cell table:number-columns-repeated="8"/>
          <table:table-cell office:value-type="string" calcext:value-type="string">
            <text:p>количество иксов от considered significant price change (чтобы не сразу, а с доборами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<text:span text:style-name="T3">@</text:span><text:span text:style-name="T4">todo | autoOpen | check funding</text:span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span text:style-name="T1">@</text:span><text:span text:style-name="T2">todo | autoOpen | mb without stops in case of very small amount?</text:span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span text:style-name="T1">@</text:span><text:span text:style-name="T2">todo | autoOpen | check buyOrders volume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 TP when open position</text:p>
          </table:table-cell>
          <table:table-cell table:number-columns-repeated="7"/>
          <table:table-cell office:value-type="string" calcext:value-type="string">
            <text:p>в качестве точки отсчёта нужно искать первый минимум после начала указанного периода (если такая точка есть)</text:p>
          </table:table-cell>
          <table:table-cell table:number-columns-repeated="1015"/>
        </table:table-row>
        <table:table-row table:style-name="ro3">
          <table:table-cell table:number-columns-repeated="9"/>
          <table:table-cell office:value-type="string" calcext:value-type="string">
            <text:p>или даже лучше просто откат (необязательно точка должна быть ниже)</text:p>
            <text:p>    То есть искать какой-то байт, от которого пошла обратно коррекция наверх</text:p>
            <text:p>  CUSDT (31.08.25 ~21:30 мкс)</text:p>
          </table:table-cell>
          <table:table-cell table:number-columns-repeated="101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office:value-type="string" calcext:value-type="string">
            <text:p>закрывать другие позиции если InsufficientContractBalance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например, если athInfo &gt;= 75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надо поискать другие позиции (athInfo &lt;=40, например), у которых маржи хватит, чтобы открыть эту (im sort asc)</text:p>
          </table:table-cell>
          <table:table-cell table:number-columns-repeated="1022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ops" table:style-name="ta1" table:print="false">
        <table:table-column table:style-name="co2" table:number-columns-repeated="1024" table:default-cell-style-name="ce9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подумать над выбором mark vs index</text:p>
          </table:table-cell>
          <table:table-cell table:number-columns-repeated="1023"/>
        </table:table-row>
        <table:table-row table:style-name="ro1">
          <table:table-cell/>
          <table:table-cell table:style-name="ce24" office:value-type="string" calcext:value-type="string">
            <text:p><text:s text:c="8"/>if ($distanceWithLiquidation &lt;= $distanceToUseMarkPrice) {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<text:span text:style-name="T3">            </text:span><text:span text:style-name="T5">$triggerBy </text:span><text:span text:style-name="T6">= TriggerBy::</text:span><text:span text:style-name="T7">MarkPrice</text:span><text:span text:style-name="T8">;  </text:span><text:span text:style-name="T9">$currentPrice </text:span><text:span text:style-name="T10">= </text:span><text:span text:style-name="T9">$ticker</text:span><text:span text:style-name="T10">-&gt;</text:span><text:span text:style-name="T9">markPrice</text:span><text:span text:style-name="T11">;</text:span>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reateBuyOrderAfterStopCommandHandler</text:p>
          </table:table-cell>
          <table:table-cell table:number-columns-repeated="1023"/>
        </table:table-row>
        <table:table-row table:style-name="ro1">
          <table:table-cell/>
          <table:table-cell table:style-name="ce4" office:value-type="string" calcext:value-type="string">
            <text:p>возможно TradingStyle::Cautious также должен отключать и forceBuy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25" office:value-type="string" calcext:value-type="string">
            <text:p>либо нужно добавить VeryCautios =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и возможно даже должны быть другие объёмы на докупку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и возможно это должно быть в виде стратегий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if" table:style-name="ta1" table:print="false">
        <table:table-column table:style-name="co2" table:number-columns-repeated="1024" table:default-cell-style-name="ce9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low internet</text:p>
          </table:table-cell>
          <table:table-cell table:number-columns-repeated="1023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ding" table:style-name="ta1" table:print="false">
        <table:table-column table:style-name="co2" table:number-columns-repeated="1024" table:default-cell-style-name="ce9"/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CoverLossesAfterCloseByMarketConsumerDraft</text:p>
          </table:table-cell>
          <table:table-cell table:number-columns-repeated="1023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ther" table:style-name="ta1" table:print="false">
        <table:table-column table:style-name="co2" table:number-columns-repeated="1024" table:default-cell-style-name="ce9"/>
        <table:table-row table:style-name="ro1">
          <table:table-cell table:number-columns-repeated="1024"/>
        </table:table-row>
        <table:table-row table:style-name="ro1">
          <table:table-cell table:style-name="ce28" office:value-type="string" calcext:value-type="string">
            <text:p><text:span text:style-name="T1">@</text:span><text:span text:style-name="T2">todo | ordersCache</text:span></text:p>
          </table:table-cell>
          <table:table-cell table:number-columns-repeated="1023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reener" table:style-name="ta1" table:print="false">
        <table:table-column table:style-name="co2" table:number-columns-repeated="1024" table:default-cell-style-name="ce9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олько ли priceChange’м единым? Спросить AI (какие критерии ещё можно использовать и как их сформулировать в БЛ. Например Volume change, funding change). Изложить то, как я это делаю сейчас</text:p>
          </table:table-cell>
          <table:table-cell table:number-columns-repeated="1023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F" svg:font-family="" style:font-family-generic="roman"/>
    <style:font-face style:name="Inter" svg:font-family="Inter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Безымянный1" style:family="table-cell" style:parent-style-name="Default">
      <style:table-cell-properties fo:background-color="#ff00cc"/>
    </style:style>
    <style:style style:name="Безымянный2" style:family="table-cell" style:parent-style-name="Default">
      <style:table-cell-properties fo:background-color="#0066cc"/>
    </style:style>
    <style:style style:name="Безымянный3" style:family="table-cell" style:parent-style-name="Default">
      <style:table-cell-properties fo:background-color="#0066ff"/>
    </style:style>
    <style:style style:name="Безымянный4" style:family="table-cell" style:parent-style-name="Default">
      <style:table-cell-properties fo:background-color="transparent"/>
    </style:style>
    <style:style style:name="Безымянный5" style:family="table-cell" style:parent-style-name="Default">
      <style:text-properties fo:color="#0066f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5">00/00/0000</text:date>, <text:time style:data-style-name="N2" text:time-value="13:02:05.124989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9T15:14:56</meta:creation-date>
    <meta:generator>LibreOffice/25.8.1.1$MacOSX_AARCH64 LibreOffice_project/54047653041915e595ad4e45cccea684809c77b5</meta:generator>
    <dc:date>2025-09-05T21:48:05.375736000</dc:date>
    <meta:editing-duration>P8DT20H36M56S</meta:editing-duration>
    <meta:editing-cycles>94</meta:editing-cycles>
    <meta:document-statistic meta:table-count="14" meta:cell-count="182" meta:object-count="0"/>
  </office:meta>
</office:document-meta>
</file>